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404cm"/>
    </style:style>
    <style:style style:name="co7" style:family="table-column">
      <style:table-column-properties fo:break-before="auto" style:column-width="8.98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VW - Passat - 2015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ank_capacity</text:p>
          </table:table-cell>
          <table:table-cell office:value-type="string" calcext:value-type="string">
            <text:p>initial_odometer</text:p>
          </table:table-cell>
          <table:table-cell table:style-name="Default" office:value-type="string" calcext:value-type="string">
            <text:p>fill_date</text:p>
          </table:table-cell>
          <table:table-cell office:value-type="string" calcext:value-type="string">
            <text:p>mileage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2-14 </text:p>
          </table:table-cell>
          <table:table-cell office:value-type="float" office:value="739" calcext:value-type="float">
            <text:p>739</text:p>
          </table:table-cell>
          <table:table-cell office:value-type="float" office:value="39.207" calcext:value-type="float">
            <text:p>39.207</text:p>
          </table:table-cell>
          <table:table-cell office:value-type="float" office:value="44.97" calcext:value-type="float">
            <text:p>4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2-17 </text:p>
          </table:table-cell>
          <table:table-cell office:value-type="float" office:value="296.8" calcext:value-type="float">
            <text:p>296.8</text:p>
          </table:table-cell>
          <table:table-cell office:value-type="float" office:value="37.775" calcext:value-type="float">
            <text:p>37.775</text:p>
          </table:table-cell>
          <table:table-cell office:value-type="float" office:value="42.57" calcext:value-type="float">
            <text:p>42.57</text:p>
          </table:table-cell>
          <table:table-cell/>
          <table:table-cell office:value-type="string" calcext:value-type="string">
            <text:p>partial fill-up the car up before traveling </text:p>
            <text:p>To Kirkland Lake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2-23 </text:p>
          </table:table-cell>
          <table:table-cell office:value-type="float" office:value="800.4" calcext:value-type="float">
            <text:p>800.4</text:p>
          </table:table-cell>
          <table:table-cell office:value-type="float" office:value="52.303" calcext:value-type="float">
            <text:p>52.303</text:p>
          </table:table-cell>
          <table:table-cell office:value-type="float" office:value="58.95" calcext:value-type="float">
            <text:p>58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3-03 </text:p>
          </table:table-cell>
          <table:table-cell office:value-type="float" office:value="850.7" calcext:value-type="float">
            <text:p>850.7</text:p>
          </table:table-cell>
          <table:table-cell office:value-type="float" office:value="57.998" calcext:value-type="float">
            <text:p>57.998</text:p>
          </table:table-cell>
          <table:table-cell office:value-type="float" office:value="67.68" calcext:value-type="float">
            <text:p>67.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3-14 </text:p>
          </table:table-cell>
          <table:table-cell office:value-type="float" office:value="923.6" calcext:value-type="float">
            <text:p>923.6</text:p>
          </table:table-cell>
          <table:table-cell office:value-type="float" office:value="58.072" calcext:value-type="float">
            <text:p>58.072</text:p>
          </table:table-cell>
          <table:table-cell office:value-type="float" office:value="67.77" calcext:value-type="float">
            <text:p>67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3-24 </text:p>
          </table:table-cell>
          <table:table-cell office:value-type="float" office:value="901.1" calcext:value-type="float">
            <text:p>901.1</text:p>
          </table:table-cell>
          <table:table-cell office:value-type="float" office:value="54.885" calcext:value-type="float">
            <text:p>54.885</text:p>
          </table:table-cell>
          <table:table-cell office:value-type="float" office:value="62.95" calcext:value-type="float">
            <text:p>62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06 </text:p>
          </table:table-cell>
          <table:table-cell office:value-type="float" office:value="913.1" calcext:value-type="float">
            <text:p>913.1</text:p>
          </table:table-cell>
          <table:table-cell office:value-type="float" office:value="55.234" calcext:value-type="float">
            <text:p>55.234</text:p>
          </table:table-cell>
          <table:table-cell office:value-type="float" office:value="62.8" calcext:value-type="float">
            <text:p>6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4-18 </text:p>
          </table:table-cell>
          <table:table-cell office:value-type="float" office:value="1054.6" calcext:value-type="float">
            <text:p>1054.6</text:p>
          </table:table-cell>
          <table:table-cell office:value-type="float" office:value="58.811" calcext:value-type="float">
            <text:p>58.811</text:p>
          </table:table-cell>
          <table:table-cell office:value-type="float" office:value="66.87" calcext:value-type="float">
            <text:p>66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01 </text:p>
          </table:table-cell>
          <table:table-cell office:value-type="float" office:value="1073.9" calcext:value-type="float">
            <text:p>1073.9</text:p>
          </table:table-cell>
          <table:table-cell office:value-type="float" office:value="58.836" calcext:value-type="float">
            <text:p>58.836</text:p>
          </table:table-cell>
          <table:table-cell office:value-type="float" office:value="65.84" calcext:value-type="float">
            <text:p>65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21 </text:p>
          </table:table-cell>
          <table:table-cell office:value-type="float" office:value="1104" calcext:value-type="float">
            <text:p>1104</text:p>
          </table:table-cell>
          <table:table-cell office:value-type="float" office:value="58.964" calcext:value-type="float">
            <text:p>58.964</text:p>
          </table:table-cell>
          <table:table-cell office:value-type="float" office:value="65.98" calcext:value-type="float">
            <text:p>65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5-29 </text:p>
          </table:table-cell>
          <table:table-cell office:value-type="float" office:value="808.7" calcext:value-type="float">
            <text:p>808.7</text:p>
          </table:table-cell>
          <table:table-cell office:value-type="float" office:value="42.575" calcext:value-type="float">
            <text:p>42.575</text:p>
          </table:table-cell>
          <table:table-cell office:value-type="float" office:value="49.77" calcext:value-type="float">
            <text:p>49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6-15 </text:p>
          </table:table-cell>
          <table:table-cell office:value-type="float" office:value="540.4" calcext:value-type="float">
            <text:p>540.4</text:p>
          </table:table-cell>
          <table:table-cell office:value-type="float" office:value="28.801" calcext:value-type="float">
            <text:p>28.801</text:p>
          </table:table-cell>
          <table:table-cell office:value-type="float" office:value="32.23" calcext:value-type="float">
            <text:p>32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6-23 </text:p>
          </table:table-cell>
          <table:table-cell office:value-type="float" office:value="1093.6" calcext:value-type="float">
            <text:p>1093.6</text:p>
          </table:table-cell>
          <table:table-cell office:value-type="float" office:value="55.249" calcext:value-type="float">
            <text:p>55.249</text:p>
          </table:table-cell>
          <table:table-cell office:value-type="float" office:value="61.6" calcext:value-type="float">
            <text:p>6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7-05 </text:p>
          </table:table-cell>
          <table:table-cell office:value-type="float" office:value="1006" calcext:value-type="float">
            <text:p>1006</text:p>
          </table:table-cell>
          <table:table-cell office:value-type="float" office:value="53.001" calcext:value-type="float">
            <text:p>53.001</text:p>
          </table:table-cell>
          <table:table-cell office:value-type="float" office:value="59.1" calcext:value-type="float">
            <text:p>59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7-18 </text:p>
          </table:table-cell>
          <table:table-cell office:value-type="float" office:value="1069.3" calcext:value-type="float">
            <text:p>1069.3</text:p>
          </table:table-cell>
          <table:table-cell office:value-type="float" office:value="56.909" calcext:value-type="float">
            <text:p>56.909</text:p>
          </table:table-cell>
          <table:table-cell office:value-type="float" office:value="62.32" calcext:value-type="float">
            <text:p>6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7-30 </text:p>
          </table:table-cell>
          <table:table-cell office:value-type="float" office:value="1040.2" calcext:value-type="float">
            <text:p>1040.2</text:p>
          </table:table-cell>
          <table:table-cell office:value-type="float" office:value="55.219" calcext:value-type="float">
            <text:p>55.219</text:p>
          </table:table-cell>
          <table:table-cell office:value-type="float" office:value="59.47" calcext:value-type="float">
            <text:p>59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06 </text:p>
          </table:table-cell>
          <table:table-cell office:value-type="float" office:value="1097.6" calcext:value-type="float">
            <text:p>1097.6</text:p>
          </table:table-cell>
          <table:table-cell office:value-type="float" office:value="58.952" calcext:value-type="float">
            <text:p>58.952</text:p>
          </table:table-cell>
          <table:table-cell office:value-type="float" office:value="65.73" calcext:value-type="float">
            <text:p>65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13 </text:p>
          </table:table-cell>
          <table:table-cell office:value-type="float" office:value="1035.2" calcext:value-type="float">
            <text:p>1035.2</text:p>
          </table:table-cell>
          <table:table-cell office:value-type="float" office:value="54.536" calcext:value-type="float">
            <text:p>54.536</text:p>
          </table:table-cell>
          <table:table-cell office:value-type="float" office:value="55.46" calcext:value-type="float">
            <text:p>55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26 </text:p>
          </table:table-cell>
          <table:table-cell office:value-type="float" office:value="1066.7" calcext:value-type="float">
            <text:p>1066.7</text:p>
          </table:table-cell>
          <table:table-cell office:value-type="float" office:value="56.753" calcext:value-type="float">
            <text:p>56.753</text:p>
          </table:table-cell>
          <table:table-cell office:value-type="float" office:value="56.58" calcext:value-type="float">
            <text:p>5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28 </text:p>
          </table:table-cell>
          <table:table-cell office:value-type="float" office:value="1058.2" calcext:value-type="float">
            <text:p>1058.2</text:p>
          </table:table-cell>
          <table:table-cell office:value-type="float" office:value="47.701" calcext:value-type="float">
            <text:p>47.701</text:p>
          </table:table-cell>
          <table:table-cell office:value-type="float" office:value="51.47" calcext:value-type="float">
            <text:p>51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8-30 </text:p>
          </table:table-cell>
          <table:table-cell office:value-type="float" office:value="943" calcext:value-type="float">
            <text:p>943</text:p>
          </table:table-cell>
          <table:table-cell office:value-type="float" office:value="45.292" calcext:value-type="float">
            <text:p>45.292</text:p>
          </table:table-cell>
          <table:table-cell office:value-type="float" office:value="45.38" calcext:value-type="float">
            <text:p>45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03 </text:p>
          </table:table-cell>
          <table:table-cell office:value-type="float" office:value="630.6" calcext:value-type="float">
            <text:p>630.6</text:p>
          </table:table-cell>
          <table:table-cell office:value-type="float" office:value="39.2" calcext:value-type="float">
            <text:p>39.2</text:p>
          </table:table-cell>
          <table:table-cell office:value-type="float" office:value="39.28" calcext:value-type="float">
            <text:p>39.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03 </text:p>
          </table:table-cell>
          <table:table-cell office:value-type="float" office:value="902" calcext:value-type="float">
            <text:p>902</text:p>
          </table:table-cell>
          <table:table-cell office:value-type="float" office:value="45.172" calcext:value-type="float">
            <text:p>45.172</text:p>
          </table:table-cell>
          <table:table-cell office:value-type="float" office:value="51.9" calcext:value-type="float">
            <text:p>5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14 </text:p>
          </table:table-cell>
          <table:table-cell office:value-type="float" office:value="1070.9" calcext:value-type="float">
            <text:p>1070.9</text:p>
          </table:table-cell>
          <table:table-cell office:value-type="float" office:value="54" calcext:value-type="float">
            <text:p>54</text:p>
          </table:table-cell>
          <table:table-cell office:value-type="float" office:value="54.03" calcext:value-type="float">
            <text:p>54.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09-24 </text:p>
          </table:table-cell>
          <table:table-cell office:value-type="float" office:value="1053.4" calcext:value-type="float">
            <text:p>1053.4</text:p>
          </table:table-cell>
          <table:table-cell office:value-type="float" office:value="53.808" calcext:value-type="float">
            <text:p>53.808</text:p>
          </table:table-cell>
          <table:table-cell office:value-type="float" office:value="52.03" calcext:value-type="float">
            <text:p>52.03</text:p>
          </table:table-cell>
          <table:table-cell/>
          <table:table-cell office:value-type="string" calcext:value-type="string">
            <text:p>no fuel data estimating the amount from a </text:p>
            <text:p>Prior fill-up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0-13 </text:p>
          </table:table-cell>
          <table:table-cell office:value-type="float" office:value="987.5" calcext:value-type="float">
            <text:p>987.5</text:p>
          </table:table-cell>
          <table:table-cell office:value-type="float" office:value="54.404" calcext:value-type="float">
            <text:p>54.404</text:p>
          </table:table-cell>
          <table:table-cell office:value-type="float" office:value="52.61" calcext:value-type="float">
            <text:p>52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0-25 </text:p>
          </table:table-cell>
          <table:table-cell office:value-type="float" office:value="875" calcext:value-type="float">
            <text:p>875</text:p>
          </table:table-cell>
          <table:table-cell office:value-type="float" office:value="49.12" calcext:value-type="float">
            <text:p>49.12</text:p>
          </table:table-cell>
          <table:table-cell office:value-type="float" office:value="47.4" calcext:value-type="float">
            <text:p>47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1-04 </text:p>
          </table:table-cell>
          <table:table-cell office:value-type="float" office:value="1018" calcext:value-type="float">
            <text:p>1018</text:p>
          </table:table-cell>
          <table:table-cell office:value-type="float" office:value="55.479" calcext:value-type="float">
            <text:p>55.479</text:p>
          </table:table-cell>
          <table:table-cell office:value-type="float" office:value="53.54" calcext:value-type="float">
            <text:p>53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1-17 </text:p>
          </table:table-cell>
          <table:table-cell office:value-type="float" office:value="1009.3" calcext:value-type="float">
            <text:p>1009.3</text:p>
          </table:table-cell>
          <table:table-cell office:value-type="float" office:value="56.839" calcext:value-type="float">
            <text:p>56.839</text:p>
          </table:table-cell>
          <table:table-cell office:value-type="float" office:value="56.5" calcext:value-type="float">
            <text:p>5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1-26 </text:p>
          </table:table-cell>
          <table:table-cell office:value-type="float" office:value="982.9" calcext:value-type="float">
            <text:p>982.9</text:p>
          </table:table-cell>
          <table:table-cell office:value-type="float" office:value="52.86" calcext:value-type="float">
            <text:p>52.86</text:p>
          </table:table-cell>
          <table:table-cell office:value-type="float" office:value="52.54" calcext:value-type="float">
            <text:p>52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2-08 </text:p>
          </table:table-cell>
          <table:table-cell office:value-type="float" office:value="863.7" calcext:value-type="float">
            <text:p>863.7</text:p>
          </table:table-cell>
          <table:table-cell office:value-type="float" office:value="47.663" calcext:value-type="float">
            <text:p>47.663</text:p>
          </table:table-cell>
          <table:table-cell office:value-type="float" office:value="47.38" calcext:value-type="float">
            <text:p>47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5-12-18 </text:p>
          </table:table-cell>
          <table:table-cell office:value-type="float" office:value="980.5" calcext:value-type="float">
            <text:p>980.5</text:p>
          </table:table-cell>
          <table:table-cell office:value-type="float" office:value="56.159" calcext:value-type="float">
            <text:p>56.159</text:p>
          </table:table-cell>
          <table:table-cell office:value-type="float" office:value="55.82" calcext:value-type="float">
            <text:p>55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1-10 </text:p>
          </table:table-cell>
          <table:table-cell office:value-type="float" office:value="772.6" calcext:value-type="float">
            <text:p>772.6</text:p>
          </table:table-cell>
          <table:table-cell office:value-type="float" office:value="48.77" calcext:value-type="float">
            <text:p>48.77</text:p>
          </table:table-cell>
          <table:table-cell office:value-type="float" office:value="47.16" calcext:value-type="float">
            <text:p>47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1-19 </text:p>
          </table:table-cell>
          <table:table-cell office:value-type="float" office:value="763.2" calcext:value-type="float">
            <text:p>763.2</text:p>
          </table:table-cell>
          <table:table-cell office:value-type="float" office:value="53.107" calcext:value-type="float">
            <text:p>53.107</text:p>
          </table:table-cell>
          <table:table-cell office:value-type="float" office:value="51.35" calcext:value-type="float">
            <text:p>5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07 </text:p>
          </table:table-cell>
          <table:table-cell office:value-type="float" office:value="868" calcext:value-type="float">
            <text:p>868</text:p>
          </table:table-cell>
          <table:table-cell office:value-type="float" office:value="51.036" calcext:value-type="float">
            <text:p>51.036</text:p>
          </table:table-cell>
          <table:table-cell office:value-type="float" office:value="47.16" calcext:value-type="float">
            <text:p>47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18 </text:p>
          </table:table-cell>
          <table:table-cell office:value-type="float" office:value="764.8" calcext:value-type="float">
            <text:p>764.8</text:p>
          </table:table-cell>
          <table:table-cell office:value-type="float" office:value="47.916" calcext:value-type="float">
            <text:p>47.916</text:p>
          </table:table-cell>
          <table:table-cell office:value-type="float" office:value="42.98" calcext:value-type="float">
            <text:p>42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2-27 </text:p>
          </table:table-cell>
          <table:table-cell office:value-type="float" office:value="828.7" calcext:value-type="float">
            <text:p>828.7</text:p>
          </table:table-cell>
          <table:table-cell office:value-type="float" office:value="53.555" calcext:value-type="float">
            <text:p>53.555</text:p>
          </table:table-cell>
          <table:table-cell office:value-type="float" office:value="48.04" calcext:value-type="float">
            <text:p>48.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3-10 </text:p>
          </table:table-cell>
          <table:table-cell office:value-type="float" office:value="921.4" calcext:value-type="float">
            <text:p>921.4</text:p>
          </table:table-cell>
          <table:table-cell office:value-type="float" office:value="58.733" calcext:value-type="float">
            <text:p>58.733</text:p>
          </table:table-cell>
          <table:table-cell office:value-type="float" office:value="51.63" calcext:value-type="float">
            <text:p>51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3-23 </text:p>
          </table:table-cell>
          <table:table-cell office:value-type="float" office:value="1038.6" calcext:value-type="float">
            <text:p>1038.6</text:p>
          </table:table-cell>
          <table:table-cell office:value-type="float" office:value="57.059" calcext:value-type="float">
            <text:p>57.059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4-06 </text:p>
          </table:table-cell>
          <table:table-cell office:value-type="float" office:value="934.3" calcext:value-type="float">
            <text:p>934.3</text:p>
          </table:table-cell>
          <table:table-cell office:value-type="float" office:value="55" calcext:value-type="float">
            <text:p>55</text:p>
          </table:table-cell>
          <table:table-cell office:value-type="float" office:value="49.53" calcext:value-type="float">
            <text:p>4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4-19 </text:p>
          </table:table-cell>
          <table:table-cell office:value-type="float" office:value="996.6" calcext:value-type="float">
            <text:p>996.6</text:p>
          </table:table-cell>
          <table:table-cell office:value-type="float" office:value="55.345" calcext:value-type="float">
            <text:p>55.345</text:p>
          </table:table-cell>
          <table:table-cell office:value-type="float" office:value="49.53" calcext:value-type="float">
            <text:p>49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04 </text:p>
          </table:table-cell>
          <table:table-cell office:value-type="float" office:value="1028.6" calcext:value-type="float">
            <text:p>1028.6</text:p>
          </table:table-cell>
          <table:table-cell office:value-type="float" office:value="56.553" calcext:value-type="float">
            <text:p>56.553</text:p>
          </table:table-cell>
          <table:table-cell office:value-type="float" office:value="50.61" calcext:value-type="float">
            <text:p>50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18 </text:p>
          </table:table-cell>
          <table:table-cell office:value-type="float" office:value="1007.9" calcext:value-type="float">
            <text:p>1007.9</text:p>
          </table:table-cell>
          <table:table-cell office:value-type="float" office:value="57.812" calcext:value-type="float">
            <text:p>57.812</text:p>
          </table:table-cell>
          <table:table-cell office:value-type="float" office:value="51.74" calcext:value-type="float">
            <text:p>51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5-31 </text:p>
          </table:table-cell>
          <table:table-cell office:value-type="float" office:value="1043.6" calcext:value-type="float">
            <text:p>1043.6</text:p>
          </table:table-cell>
          <table:table-cell office:value-type="float" office:value="54.577" calcext:value-type="float">
            <text:p>54.577</text:p>
          </table:table-cell>
          <table:table-cell office:value-type="float" office:value="52.12" calcext:value-type="float">
            <text:p>52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6-12 </text:p>
          </table:table-cell>
          <table:table-cell office:value-type="float" office:value="1004.8" calcext:value-type="float">
            <text:p>1004.8</text:p>
          </table:table-cell>
          <table:table-cell office:value-type="float" office:value="54.803" calcext:value-type="float">
            <text:p>54.803</text:p>
          </table:table-cell>
          <table:table-cell office:value-type="float" office:value="52.34" calcext:value-type="float">
            <text:p>52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6-23 </text:p>
          </table:table-cell>
          <table:table-cell office:value-type="float" office:value="998.9" calcext:value-type="float">
            <text:p>998.9</text:p>
          </table:table-cell>
          <table:table-cell office:value-type="float" office:value="55.13" calcext:value-type="float">
            <text:p>55.13</text:p>
          </table:table-cell>
          <table:table-cell office:value-type="float" office:value="52.65" calcext:value-type="float">
            <text:p>52.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7-09 </text:p>
          </table:table-cell>
          <table:table-cell office:value-type="float" office:value="1033.4" calcext:value-type="float">
            <text:p>1033.4</text:p>
          </table:table-cell>
          <table:table-cell office:value-type="float" office:value="58.7" calcext:value-type="float">
            <text:p>58.7</text:p>
          </table:table-cell>
          <table:table-cell office:value-type="float" office:value="55.94" calcext:value-type="float">
            <text:p>55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7-20 </text:p>
          </table:table-cell>
          <table:table-cell office:value-type="float" office:value="1076" calcext:value-type="float">
            <text:p>1076</text:p>
          </table:table-cell>
          <table:table-cell office:value-type="float" office:value="57.652" calcext:value-type="float">
            <text:p>57.652</text:p>
          </table:table-cell>
          <table:table-cell office:value-type="float" office:value="54.83" calcext:value-type="float">
            <text:p>54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8-09 </text:p>
          </table:table-cell>
          <table:table-cell office:value-type="float" office:value="1042.1" calcext:value-type="float">
            <text:p>1042.1</text:p>
          </table:table-cell>
          <table:table-cell office:value-type="float" office:value="58.54" calcext:value-type="float">
            <text:p>58.54</text:p>
          </table:table-cell>
          <table:table-cell office:value-type="float" office:value="53.8" calcext:value-type="float">
            <text:p>53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8-21 </text:p>
          </table:table-cell>
          <table:table-cell office:value-type="float" office:value="1000" calcext:value-type="float">
            <text:p>1000</text:p>
          </table:table-cell>
          <table:table-cell office:value-type="float" office:value="52.912" calcext:value-type="float">
            <text:p>52.91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9-07 </text:p>
          </table:table-cell>
          <table:table-cell office:value-type="float" office:value="1008" calcext:value-type="float">
            <text:p>1008</text:p>
          </table:table-cell>
          <table:table-cell office:value-type="float" office:value="58.139" calcext:value-type="float">
            <text:p>58.139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09-18 </text:p>
          </table:table-cell>
          <table:table-cell office:value-type="float" office:value="962.5" calcext:value-type="float">
            <text:p>962.5</text:p>
          </table:table-cell>
          <table:table-cell office:value-type="float" office:value="51.976" calcext:value-type="float">
            <text:p>51.976</text:p>
          </table:table-cell>
          <table:table-cell office:value-type="float" office:value="46.62" calcext:value-type="float">
            <text:p>46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0-04 </text:p>
          </table:table-cell>
          <table:table-cell office:value-type="float" office:value="1049" calcext:value-type="float">
            <text:p>1049</text:p>
          </table:table-cell>
          <table:table-cell office:value-type="float" office:value="55.126" calcext:value-type="float">
            <text:p>55.126</text:p>
          </table:table-cell>
          <table:table-cell office:value-type="float" office:value="49.45" calcext:value-type="float">
            <text:p>49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0-17 </text:p>
          </table:table-cell>
          <table:table-cell office:value-type="float" office:value="1003.4" calcext:value-type="float">
            <text:p>1003.4</text:p>
          </table:table-cell>
          <table:table-cell office:value-type="float" office:value="55.37" calcext:value-type="float">
            <text:p>55.37</text:p>
          </table:table-cell>
          <table:table-cell office:value-type="float" office:value="49.67" calcext:value-type="float">
            <text:p>49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0-26 </text:p>
          </table:table-cell>
          <table:table-cell office:value-type="float" office:value="915.5" calcext:value-type="float">
            <text:p>915.5</text:p>
          </table:table-cell>
          <table:table-cell office:value-type="float" office:value="49.837" calcext:value-type="float">
            <text:p>49.837</text:p>
          </table:table-cell>
          <table:table-cell office:value-type="float" office:value="44.7" calcext:value-type="float">
            <text:p>44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1-07 </text:p>
          </table:table-cell>
          <table:table-cell office:value-type="float" office:value="992" calcext:value-type="float">
            <text:p>992</text:p>
          </table:table-cell>
          <table:table-cell office:value-type="float" office:value="51.875" calcext:value-type="float">
            <text:p>51.875</text:p>
          </table:table-cell>
          <table:table-cell office:value-type="float" office:value="51.82" calcext:value-type="float">
            <text:p>51.8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05 </text:p>
          </table:table-cell>
          <table:table-cell office:value-type="float" office:value="846.5" calcext:value-type="float">
            <text:p>846.5</text:p>
          </table:table-cell>
          <table:table-cell office:value-type="float" office:value="10.317" calcext:value-type="float">
            <text:p>10.31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he pump was super slow at filling the Car up. </text:p>
            <text:p>Probably would have taken 20 minutes </text:p>
            <text:p>To fill the car</text:p>
          </table:table-cell>
        </table:table-row>
        <table:table-row table:style-name="ro2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06 </text:p>
          </table:table-cell>
          <table:table-cell office:value-type="float" office:value="800.2" calcext:value-type="float">
            <text:p>800.2</text:p>
          </table:table-cell>
          <table:table-cell office:value-type="float" office:value="55.539" calcext:value-type="float">
            <text:p>55.539</text:p>
          </table:table-cell>
          <table:table-cell office:value-type="float" office:value="53.71" calcext:value-type="float">
            <text:p>53.71</text:p>
          </table:table-cell>
          <table:table-cell/>
          <table:table-cell office:value-type="string" calcext:value-type="string">
            <text:p>Miss-recorded the mileage... used the value </text:p>
            <text:p>From 2016-12-30 and 2016-12-16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16 </text:p>
          </table:table-cell>
          <table:table-cell office:value-type="float" office:value="820.4" calcext:value-type="float">
            <text:p>820.4</text:p>
          </table:table-cell>
          <table:table-cell office:value-type="float" office:value="51.587" calcext:value-type="float">
            <text:p>51.587</text:p>
          </table:table-cell>
          <table:table-cell office:value-type="float" office:value="58.76" calcext:value-type="float">
            <text:p>58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6-12-30 </text:p>
          </table:table-cell>
          <table:table-cell office:value-type="float" office:value="796.3" calcext:value-type="float">
            <text:p>796.3</text:p>
          </table:table-cell>
          <table:table-cell office:value-type="float" office:value="49.138" calcext:value-type="float">
            <text:p>49.138</text:p>
          </table:table-cell>
          <table:table-cell office:value-type="float" office:value="47.52" calcext:value-type="float">
            <text:p>4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15 </text:p>
          </table:table-cell>
          <table:table-cell office:value-type="float" office:value="755" calcext:value-type="float">
            <text:p>755</text:p>
          </table:table-cell>
          <table:table-cell office:value-type="float" office:value="47.392" calcext:value-type="float">
            <text:p>47.392</text:p>
          </table:table-cell>
          <table:table-cell office:value-type="float" office:value="47.25" calcext:value-type="float">
            <text:p>47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1-26 </text:p>
          </table:table-cell>
          <table:table-cell office:value-type="float" office:value="873.4" calcext:value-type="float">
            <text:p>873.4</text:p>
          </table:table-cell>
          <table:table-cell office:value-type="float" office:value="51.62" calcext:value-type="float">
            <text:p>51.62</text:p>
          </table:table-cell>
          <table:table-cell office:value-type="float" office:value="53.53" calcext:value-type="float">
            <text:p>53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04 </text:p>
          </table:table-cell>
          <table:table-cell office:value-type="float" office:value="737.7" calcext:value-type="float">
            <text:p>737.7</text:p>
          </table:table-cell>
          <table:table-cell office:value-type="float" office:value="45.579" calcext:value-type="float">
            <text:p>45.579</text:p>
          </table:table-cell>
          <table:table-cell office:value-type="float" office:value="47.27" calcext:value-type="float">
            <text:p>47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14 </text:p>
          </table:table-cell>
          <table:table-cell office:value-type="float" office:value="798.5" calcext:value-type="float">
            <text:p>798.5</text:p>
          </table:table-cell>
          <table:table-cell office:value-type="float" office:value="51.362" calcext:value-type="float">
            <text:p>51.362</text:p>
          </table:table-cell>
          <table:table-cell office:value-type="float" office:value="61.07" calcext:value-type="float">
            <text:p>6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2-26 </text:p>
          </table:table-cell>
          <table:table-cell office:value-type="float" office:value="800" calcext:value-type="float">
            <text:p>800</text:p>
          </table:table-cell>
          <table:table-cell office:value-type="float" office:value="49.517" calcext:value-type="float">
            <text:p>49.517</text:p>
          </table:table-cell>
          <table:table-cell office:value-type="float" office:value="51.35" calcext:value-type="float">
            <text:p>51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13 </text:p>
          </table:table-cell>
          <table:table-cell office:value-type="float" office:value="760.4" calcext:value-type="float">
            <text:p>760.4</text:p>
          </table:table-cell>
          <table:table-cell office:value-type="float" office:value="48.016" calcext:value-type="float">
            <text:p>48.016</text:p>
          </table:table-cell>
          <table:table-cell office:value-type="float" office:value="49.79" calcext:value-type="float">
            <text:p>49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17 </text:p>
          </table:table-cell>
          <table:table-cell office:value-type="float" office:value="329.1" calcext:value-type="float">
            <text:p>329.1</text:p>
          </table:table-cell>
          <table:table-cell office:value-type="float" office:value="22.615" calcext:value-type="float">
            <text:p>22.615</text:p>
          </table:table-cell>
          <table:table-cell office:value-type="float" office:value="23.45" calcext:value-type="float">
            <text:p>2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20 </text:p>
          </table:table-cell>
          <table:table-cell office:value-type="float" office:value="965.6" calcext:value-type="float">
            <text:p>965.6</text:p>
          </table:table-cell>
          <table:table-cell office:value-type="float" office:value="53.741" calcext:value-type="float">
            <text:p>53.741</text:p>
          </table:table-cell>
          <table:table-cell office:value-type="float" office:value="55.73" calcext:value-type="float">
            <text:p>55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3-30 </text:p>
          </table:table-cell>
          <table:table-cell office:value-type="float" office:value="926.2" calcext:value-type="float">
            <text:p>926.2</text:p>
          </table:table-cell>
          <table:table-cell office:value-type="float" office:value="51.802" calcext:value-type="float">
            <text:p>51.802</text:p>
          </table:table-cell>
          <table:table-cell office:value-type="float" office:value="53.72" calcext:value-type="float">
            <text:p>53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06 </text:p>
          </table:table-cell>
          <table:table-cell office:value-type="float" office:value="1088.5" calcext:value-type="float">
            <text:p>1088.5</text:p>
          </table:table-cell>
          <table:table-cell office:value-type="float" office:value="60.2" calcext:value-type="float">
            <text:p>60.2</text:p>
          </table:table-cell>
          <table:table-cell office:value-type="float" office:value="66.16" calcext:value-type="float">
            <text:p>66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18 </text:p>
          </table:table-cell>
          <table:table-cell office:value-type="float" office:value="1052.6" calcext:value-type="float">
            <text:p>1052.6</text:p>
          </table:table-cell>
          <table:table-cell office:value-type="float" office:value="55.928" calcext:value-type="float">
            <text:p>55.928</text:p>
          </table:table-cell>
          <table:table-cell office:value-type="float" office:value="57.99" calcext:value-type="float">
            <text:p>57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23 </text:p>
          </table:table-cell>
          <table:table-cell office:value-type="float" office:value="868.8" calcext:value-type="float">
            <text:p>868.8</text:p>
          </table:table-cell>
          <table:table-cell office:value-type="float" office:value="47.606" calcext:value-type="float">
            <text:p>47.606</text:p>
          </table:table-cell>
          <table:table-cell office:value-type="float" office:value="50.89" calcext:value-type="float">
            <text:p>50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4-27 </text:p>
          </table:table-cell>
          <table:table-cell office:value-type="float" office:value="1040" calcext:value-type="float">
            <text:p>1040</text:p>
          </table:table-cell>
          <table:table-cell office:value-type="float" office:value="56.363" calcext:value-type="float">
            <text:p>56.363</text:p>
          </table:table-cell>
          <table:table-cell office:value-type="float" office:value="58.45" calcext:value-type="float">
            <text:p>58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09 </text:p>
          </table:table-cell>
          <table:table-cell office:value-type="float" office:value="1017.2" calcext:value-type="float">
            <text:p>1017.2</text:p>
          </table:table-cell>
          <table:table-cell office:value-type="float" office:value="57.396" calcext:value-type="float">
            <text:p>57.396</text:p>
          </table:table-cell>
          <table:table-cell office:value-type="float" office:value="59.52" calcext:value-type="float">
            <text:p>59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5-20 </text:p>
          </table:table-cell>
          <table:table-cell office:value-type="float" office:value="1031.5" calcext:value-type="float">
            <text:p>1031.5</text:p>
          </table:table-cell>
          <table:table-cell office:value-type="float" office:value="53.441" calcext:value-type="float">
            <text:p>53.441</text:p>
          </table:table-cell>
          <table:table-cell office:value-type="float" office:value="55.42" calcext:value-type="float">
            <text:p>55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6-02 </text:p>
          </table:table-cell>
          <table:table-cell office:value-type="float" office:value="930.5" calcext:value-type="float">
            <text:p>930.5</text:p>
          </table:table-cell>
          <table:table-cell office:value-type="float" office:value="50.932" calcext:value-type="float">
            <text:p>50.932</text:p>
          </table:table-cell>
          <table:table-cell office:value-type="float" office:value="52.82" calcext:value-type="float">
            <text:p>52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6-16 </text:p>
          </table:table-cell>
          <table:table-cell office:value-type="float" office:value="1055.7" calcext:value-type="float">
            <text:p>1055.7</text:p>
          </table:table-cell>
          <table:table-cell office:value-type="float" office:value="59.39" calcext:value-type="float">
            <text:p>59.39</text:p>
          </table:table-cell>
          <table:table-cell office:value-type="float" office:value="62.89" calcext:value-type="float">
            <text:p>62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03 </text:p>
          </table:table-cell>
          <table:table-cell office:value-type="float" office:value="1029.1" calcext:value-type="float">
            <text:p>1029.1</text:p>
          </table:table-cell>
          <table:table-cell office:value-type="float" office:value="54.54" calcext:value-type="float">
            <text:p>54.54</text:p>
          </table:table-cell>
          <table:table-cell office:value-type="float" office:value="56.56" calcext:value-type="float">
            <text:p>56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16 </text:p>
          </table:table-cell>
          <table:table-cell office:value-type="float" office:value="1064.9" calcext:value-type="float">
            <text:p>1064.9</text:p>
          </table:table-cell>
          <table:table-cell office:value-type="float" office:value="55.223" calcext:value-type="float">
            <text:p>55.223</text:p>
          </table:table-cell>
          <table:table-cell office:value-type="float" office:value="57.27" calcext:value-type="float">
            <text:p>57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7-27 </text:p>
          </table:table-cell>
          <table:table-cell office:value-type="float" office:value="989.4" calcext:value-type="float">
            <text:p>989.4</text:p>
          </table:table-cell>
          <table:table-cell office:value-type="float" office:value="57.552" calcext:value-type="float">
            <text:p>57.552</text:p>
          </table:table-cell>
          <table:table-cell office:value-type="float" office:value="59.22" calcext:value-type="float">
            <text:p>59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8-13 </text:p>
          </table:table-cell>
          <table:table-cell office:value-type="float" office:value="603.4" calcext:value-type="float">
            <text:p>603.4</text:p>
          </table:table-cell>
          <table:table-cell office:value-type="float" office:value="31.315" calcext:value-type="float">
            <text:p>31.315</text:p>
          </table:table-cell>
          <table:table-cell office:value-type="float" office:value="32.47" calcext:value-type="float">
            <text:p>32.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8-17 </text:p>
          </table:table-cell>
          <table:table-cell office:value-type="float" office:value="1116.8" calcext:value-type="float">
            <text:p>1116.8</text:p>
          </table:table-cell>
          <table:table-cell office:value-type="float" office:value="56.059" calcext:value-type="float">
            <text:p>56.059</text:p>
          </table:table-cell>
          <table:table-cell office:value-type="float" office:value="58.13" calcext:value-type="float">
            <text:p>58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8-31 </text:p>
          </table:table-cell>
          <table:table-cell office:value-type="float" office:value="1006.5" calcext:value-type="float">
            <text:p>1006.5</text:p>
          </table:table-cell>
          <table:table-cell office:value-type="float" office:value="52.574" calcext:value-type="float">
            <text:p>52.574</text:p>
          </table:table-cell>
          <table:table-cell office:value-type="float" office:value="54.41" calcext:value-type="float">
            <text:p>54.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09-17 </text:p>
          </table:table-cell>
          <table:table-cell office:value-type="float" office:value="984.7" calcext:value-type="float">
            <text:p>984.7</text:p>
          </table:table-cell>
          <table:table-cell office:value-type="float" office:value="52.626" calcext:value-type="float">
            <text:p>52.626</text:p>
          </table:table-cell>
          <table:table-cell office:value-type="float" office:value="54.47" calcext:value-type="float">
            <text:p>54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0-01 </text:p>
          </table:table-cell>
          <table:table-cell office:value-type="float" office:value="1069.2" calcext:value-type="float">
            <text:p>1069.2</text:p>
          </table:table-cell>
          <table:table-cell office:value-type="float" office:value="52.808" calcext:value-type="float">
            <text:p>52.808</text:p>
          </table:table-cell>
          <table:table-cell office:value-type="float" office:value="54.66" calcext:value-type="float">
            <text:p>54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0-18 </text:p>
          </table:table-cell>
          <table:table-cell office:value-type="float" office:value="960.5" calcext:value-type="float">
            <text:p>960.5</text:p>
          </table:table-cell>
          <table:table-cell office:value-type="float" office:value="54.715" calcext:value-type="float">
            <text:p>54.715</text:p>
          </table:table-cell>
          <table:table-cell office:value-type="float" office:value="56.63" calcext:value-type="float">
            <text:p>56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09 </text:p>
          </table:table-cell>
          <table:table-cell office:value-type="float" office:value="993.2" calcext:value-type="float">
            <text:p>993.2</text:p>
          </table:table-cell>
          <table:table-cell office:value-type="float" office:value="54.889" calcext:value-type="float">
            <text:p>54.889</text:p>
          </table:table-cell>
          <table:table-cell office:value-type="float" office:value="56.81" calcext:value-type="float">
            <text:p>56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1-16 </text:p>
          </table:table-cell>
          <table:table-cell office:value-type="float" office:value="623.3" calcext:value-type="float">
            <text:p>623.3</text:p>
          </table:table-cell>
          <table:table-cell office:value-type="float" office:value="36.062" calcext:value-type="float">
            <text:p>36.062</text:p>
          </table:table-cell>
          <table:table-cell office:value-type="float" office:value="39.92" calcext:value-type="float">
            <text:p>39.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2-19 </text:p>
          </table:table-cell>
          <table:table-cell office:value-type="float" office:value="569" calcext:value-type="float">
            <text:p>569</text:p>
          </table:table-cell>
          <table:table-cell office:value-type="float" office:value="12.515" calcext:value-type="float">
            <text:p>12.515</text:p>
          </table:table-cell>
          <table:table-cell office:value-type="float" office:value="15.01" calcext:value-type="float">
            <text:p>15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 empty putting some into get to no frills in sturgeon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7-12-22 </text:p>
          </table:table-cell>
          <table:table-cell office:value-type="float" office:value="181.1" calcext:value-type="float">
            <text:p>181.1</text:p>
          </table:table-cell>
          <table:table-cell office:value-type="float" office:value="50.13" calcext:value-type="float">
            <text:p>50.13</text:p>
          </table:table-cell>
          <table:table-cell office:value-type="float" office:value="58.5" calcext:value-type="float">
            <text:p>5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d a partial fill up in north bay the last fill up so I could get to No Frills in Sturgeon. Filling up fully this time.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1-12 </text:p>
          </table:table-cell>
          <table:table-cell office:value-type="float" office:value="696.1" calcext:value-type="float">
            <text:p>696.1</text:p>
          </table:table-cell>
          <table:table-cell office:value-type="float" office:value="46.545" calcext:value-type="float">
            <text:p>46.545</text:p>
          </table:table-cell>
          <table:table-cell office:value-type="float" office:value="54.32" calcext:value-type="float">
            <text:p>54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1-22 </text:p>
          </table:table-cell>
          <table:table-cell office:value-type="float" office:value="671.8" calcext:value-type="float">
            <text:p>671.8</text:p>
          </table:table-cell>
          <table:table-cell office:value-type="float" office:value="43.05" calcext:value-type="float">
            <text:p>43.05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1-31 </text:p>
          </table:table-cell>
          <table:table-cell office:value-type="float" office:value="858.6" calcext:value-type="float">
            <text:p>858.6</text:p>
          </table:table-cell>
          <table:table-cell office:value-type="float" office:value="51.482" calcext:value-type="float">
            <text:p>51.482</text:p>
          </table:table-cell>
          <table:table-cell office:value-type="float" office:value="61.11" calcext:value-type="float">
            <text:p>61.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2-12 </text:p>
          </table:table-cell>
          <table:table-cell office:value-type="float" office:value="776.5" calcext:value-type="float">
            <text:p>776.5</text:p>
          </table:table-cell>
          <table:table-cell office:value-type="float" office:value="49.577" calcext:value-type="float">
            <text:p>49.577</text:p>
          </table:table-cell>
          <table:table-cell office:value-type="float" office:value="59.34" calcext:value-type="float">
            <text:p>59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2-25 </text:p>
          </table:table-cell>
          <table:table-cell office:value-type="float" office:value="888.3" calcext:value-type="float">
            <text:p>888.3</text:p>
          </table:table-cell>
          <table:table-cell office:value-type="float" office:value="52.468" calcext:value-type="float">
            <text:p>52.468</text:p>
          </table:table-cell>
          <table:table-cell office:value-type="float" office:value="62.8" calcext:value-type="float">
            <text:p>6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3-11 </text:p>
          </table:table-cell>
          <table:table-cell office:value-type="float" office:value="981.4" calcext:value-type="float">
            <text:p>981.4</text:p>
          </table:table-cell>
          <table:table-cell office:value-type="float" office:value="52.991" calcext:value-type="float">
            <text:p>52.991</text:p>
          </table:table-cell>
          <table:table-cell office:value-type="float" office:value="59.14" calcext:value-type="float">
            <text:p>59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3-20 </text:p>
          </table:table-cell>
          <table:table-cell office:value-type="float" office:value="951.3" calcext:value-type="float">
            <text:p>951.3</text:p>
          </table:table-cell>
          <table:table-cell office:value-type="float" office:value="51.676" calcext:value-type="float">
            <text:p>51.676</text:p>
          </table:table-cell>
          <table:table-cell office:value-type="float" office:value="61.8" calcext:value-type="float">
            <text:p>61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4-04 </text:p>
          </table:table-cell>
          <table:table-cell office:value-type="float" office:value="874.6" calcext:value-type="float">
            <text:p>874.6</text:p>
          </table:table-cell>
          <table:table-cell office:value-type="float" office:value="47.654" calcext:value-type="float">
            <text:p>47.654</text:p>
          </table:table-cell>
          <table:table-cell office:value-type="float" office:value="56.99" calcext:value-type="float">
            <text:p>5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4-15 </text:p>
          </table:table-cell>
          <table:table-cell office:value-type="float" office:value="910.6" calcext:value-type="float">
            <text:p>910.6</text:p>
          </table:table-cell>
          <table:table-cell office:value-type="float" office:value="54.726" calcext:value-type="float">
            <text:p>54.726</text:p>
          </table:table-cell>
          <table:table-cell office:value-type="float" office:value="66.6" calcext:value-type="float">
            <text:p>66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08 </text:p>
          </table:table-cell>
          <table:table-cell office:value-type="float" office:value="1056.2" calcext:value-type="float">
            <text:p>1056.2</text:p>
          </table:table-cell>
          <table:table-cell office:value-type="float" office:value="58.077" calcext:value-type="float">
            <text:p>58.077</text:p>
          </table:table-cell>
          <table:table-cell office:value-type="float" office:value="72.42" calcext:value-type="float">
            <text:p>72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5-21 </text:p>
          </table:table-cell>
          <table:table-cell office:value-type="float" office:value="1040" calcext:value-type="float">
            <text:p>1040</text:p>
          </table:table-cell>
          <table:table-cell office:value-type="float" office:value="55.228" calcext:value-type="float">
            <text:p>55.228</text:p>
          </table:table-cell>
          <table:table-cell office:value-type="float" office:value="68.87" calcext:value-type="float">
            <text:p>68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02 </text:p>
          </table:table-cell>
          <table:table-cell office:value-type="float" office:value="970.9" calcext:value-type="float">
            <text:p>970.9</text:p>
          </table:table-cell>
          <table:table-cell office:value-type="float" office:value="16.039" calcext:value-type="float">
            <text:p>16.03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05 </text:p>
          </table:table-cell>
          <table:table-cell office:value-type="float" office:value="345.3" calcext:value-type="float">
            <text:p>345.3</text:p>
          </table:table-cell>
          <table:table-cell office:value-type="float" office:value="58.638" calcext:value-type="float">
            <text:p>58.638</text:p>
          </table:table-cell>
          <table:table-cell office:value-type="float" office:value="65.27" calcext:value-type="float">
            <text:p>65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6-19 </text:p>
          </table:table-cell>
          <table:table-cell office:value-type="float" office:value="1074.3" calcext:value-type="float">
            <text:p>1074.3</text:p>
          </table:table-cell>
          <table:table-cell office:value-type="float" office:value="60.565" calcext:value-type="float">
            <text:p>60.565</text:p>
          </table:table-cell>
          <table:table-cell office:value-type="float" office:value="78.67" calcext:value-type="float">
            <text:p>78.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11 </text:p>
          </table:table-cell>
          <table:table-cell office:value-type="float" office:value="880" calcext:value-type="float">
            <text:p>880</text:p>
          </table:table-cell>
          <table:table-cell office:value-type="float" office:value="57.489" calcext:value-type="float">
            <text:p>57.489</text:p>
          </table:table-cell>
          <table:table-cell office:value-type="float" office:value="74.1" calcext:value-type="float">
            <text:p>74.1</text:p>
          </table:table-cell>
          <table:table-cell/>
          <table:table-cell office:value-type="string" calcext:value-type="string">
            <text:p>Reset from crash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22 </text:p>
          </table:table-cell>
          <table:table-cell office:value-type="float" office:value="922.6" calcext:value-type="float">
            <text:p>922.6</text:p>
          </table:table-cell>
          <table:table-cell office:value-type="float" office:value="18.826" calcext:value-type="float">
            <text:p>18.826</text:p>
          </table:table-cell>
          <table:table-cell office:value-type="float" office:value="25.02" calcext:value-type="float">
            <text:p>25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09-25 </text:p>
          </table:table-cell>
          <table:table-cell office:value-type="float" office:value="332.3" calcext:value-type="float">
            <text:p>332.3</text:p>
          </table:table-cell>
          <table:table-cell office:value-type="float" office:value="48.953" calcext:value-type="float">
            <text:p>48.953</text:p>
          </table:table-cell>
          <table:table-cell office:value-type="float" office:value="63.1" calcext:value-type="float">
            <text:p>6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11 </text:p>
          </table:table-cell>
          <table:table-cell office:value-type="float" office:value="1032" calcext:value-type="float">
            <text:p>1032</text:p>
          </table:table-cell>
          <table:table-cell office:value-type="float" office:value="52.452" calcext:value-type="float">
            <text:p>52.452</text:p>
          </table:table-cell>
          <table:table-cell office:value-type="float" office:value="68.14" calcext:value-type="float">
            <text:p>68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1-29 </text:p>
          </table:table-cell>
          <table:table-cell office:value-type="float" office:value="850.4" calcext:value-type="float">
            <text:p>850.4</text:p>
          </table:table-cell>
          <table:table-cell office:value-type="float" office:value="53.914" calcext:value-type="float">
            <text:p>53.914</text:p>
          </table:table-cell>
          <table:table-cell office:value-type="float" office:value="69.5" calcext:value-type="float">
            <text:p>6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7 </text:p>
          </table:table-cell>
          <table:table-cell office:value-type="float" office:value="862.4" calcext:value-type="float">
            <text:p>862.4</text:p>
          </table:table-cell>
          <table:table-cell office:value-type="float" office:value="49.881" calcext:value-type="float">
            <text:p>49.881</text:p>
          </table:table-cell>
          <table:table-cell office:value-type="float" office:value="62.8" calcext:value-type="float">
            <text:p>62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13 </text:p>
          </table:table-cell>
          <table:table-cell office:value-type="float" office:value="672.8" calcext:value-type="float">
            <text:p>672.8</text:p>
          </table:table-cell>
          <table:table-cell office:value-type="float" office:value="50.909" calcext:value-type="float">
            <text:p>50.909</text:p>
          </table:table-cell>
          <table:table-cell office:value-type="float" office:value="60.53" calcext:value-type="float">
            <text:p>60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2 </text:p>
          </table:table-cell>
          <table:table-cell office:value-type="float" office:value="768.9" calcext:value-type="float">
            <text:p>768.9</text:p>
          </table:table-cell>
          <table:table-cell office:value-type="float" office:value="53.214" calcext:value-type="float">
            <text:p>53.214</text:p>
          </table:table-cell>
          <table:table-cell office:value-type="float" office:value="63.27" calcext:value-type="float">
            <text:p>63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0 </text:p>
          </table:table-cell>
          <table:table-cell office:value-type="float" office:value="782.3" calcext:value-type="float">
            <text:p>782.3</text:p>
          </table:table-cell>
          <table:table-cell office:value-type="float" office:value="49.916" calcext:value-type="float">
            <text:p>49.916</text:p>
          </table:table-cell>
          <table:table-cell office:value-type="float" office:value="59.35" calcext:value-type="float">
            <text:p>59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7 </text:p>
          </table:table-cell>
          <table:table-cell office:value-type="float" office:value="883" calcext:value-type="float">
            <text:p>883</text:p>
          </table:table-cell>
          <table:table-cell office:value-type="float" office:value="56.835" calcext:value-type="float">
            <text:p>56.835</text:p>
          </table:table-cell>
          <table:table-cell office:value-type="float" office:value="67.58" calcext:value-type="float">
            <text:p>67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1 </text:p>
          </table:table-cell>
          <table:table-cell office:value-type="float" office:value="892.1" calcext:value-type="float">
            <text:p>892.1</text:p>
          </table:table-cell>
          <table:table-cell office:value-type="float" office:value="52.218" calcext:value-type="float">
            <text:p>52.218</text:p>
          </table:table-cell>
          <table:table-cell office:value-type="float" office:value="62.09" calcext:value-type="float">
            <text:p>62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6 </text:p>
          </table:table-cell>
          <table:table-cell office:value-type="float" office:value="518.3" calcext:value-type="float">
            <text:p>518.3</text:p>
          </table:table-cell>
          <table:table-cell office:value-type="float" office:value="29.902" calcext:value-type="float">
            <text:p>29.902</text:p>
          </table:table-cell>
          <table:table-cell office:value-type="float" office:value="35.55" calcext:value-type="float">
            <text:p>35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31 </text:p>
          </table:table-cell>
          <table:table-cell office:value-type="float" office:value="888.9" calcext:value-type="float">
            <text:p>888.9</text:p>
          </table:table-cell>
          <table:table-cell office:value-type="float" office:value="31.422" calcext:value-type="float">
            <text:p>31.422</text:p>
          </table:table-cell>
          <table:table-cell office:value-type="float" office:value="37.36" calcext:value-type="float">
            <text:p>37.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8 </text:p>
          </table:table-cell>
          <table:table-cell office:value-type="float" office:value="702.2" calcext:value-type="float">
            <text:p>702.2</text:p>
          </table:table-cell>
          <table:table-cell office:value-type="float" office:value="56.672" calcext:value-type="float">
            <text:p>56.672</text:p>
          </table:table-cell>
          <table:table-cell office:value-type="float" office:value="70.44" calcext:value-type="float">
            <text:p>70.44</text:p>
          </table:table-cell>
          <table:table-cell/>
          <table:table-cell office:value-type="string" calcext:value-type="string">
            <text:p>Forgot to reset the odometer</text:p>
          </table:table-cell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2 </text:p>
          </table:table-cell>
          <table:table-cell office:value-type="float" office:value="945.6" calcext:value-type="float">
            <text:p>945.6</text:p>
          </table:table-cell>
          <table:table-cell office:value-type="float" office:value="52.82" calcext:value-type="float">
            <text:p>52.82</text:p>
          </table:table-cell>
          <table:table-cell office:value-type="float" office:value="65.66" calcext:value-type="float">
            <text:p>65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5 </text:p>
          </table:table-cell>
          <table:table-cell office:value-type="float" office:value="779.4" calcext:value-type="float">
            <text:p>779.4</text:p>
          </table:table-cell>
          <table:table-cell office:value-type="float" office:value="51.388" calcext:value-type="float">
            <text:p>51.388</text:p>
          </table:table-cell>
          <table:table-cell office:value-type="float" office:value="63.88" calcext:value-type="float">
            <text:p>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7 </text:p>
          </table:table-cell>
          <table:table-cell office:value-type="float" office:value="1016.4" calcext:value-type="float">
            <text:p>1016.4</text:p>
          </table:table-cell>
          <table:table-cell office:value-type="float" office:value="55.743" calcext:value-type="float">
            <text:p>55.743</text:p>
          </table:table-cell>
          <table:table-cell office:value-type="float" office:value="69.29" calcext:value-type="float">
            <text:p>69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3 </text:p>
          </table:table-cell>
          <table:table-cell office:value-type="float" office:value="1048.6" calcext:value-type="float">
            <text:p>1048.6</text:p>
          </table:table-cell>
          <table:table-cell office:value-type="float" office:value="25.017" calcext:value-type="float">
            <text:p>25.01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9 </text:p>
          </table:table-cell>
          <table:table-cell office:value-type="float" office:value="468" calcext:value-type="float">
            <text:p>468</text:p>
          </table:table-cell>
          <table:table-cell office:value-type="float" office:value="59.24" calcext:value-type="float">
            <text:p>59.24</text:p>
          </table:table-cell>
          <table:table-cell office:value-type="float" office:value="68.66" calcext:value-type="float">
            <text:p>68.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9 </text:p>
          </table:table-cell>
          <table:table-cell office:value-type="float" office:value="1073.4" calcext:value-type="float">
            <text:p>1073.4</text:p>
          </table:table-cell>
          <table:table-cell office:value-type="float" office:value="58.138" calcext:value-type="float">
            <text:p>58.138</text:p>
          </table:table-cell>
          <table:table-cell office:value-type="float" office:value="65.64" calcext:value-type="float">
            <text:p>65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3 </text:p>
          </table:table-cell>
          <table:table-cell office:value-type="float" office:value="1017.7" calcext:value-type="float">
            <text:p>1017.7</text:p>
          </table:table-cell>
          <table:table-cell office:value-type="float" office:value="58.707" calcext:value-type="float">
            <text:p>58.707</text:p>
          </table:table-cell>
          <table:table-cell office:value-type="float" office:value="69.69" calcext:value-type="float">
            <text:p>69.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26 </text:p>
          </table:table-cell>
          <table:table-cell office:value-type="float" office:value="1062.8" calcext:value-type="float">
            <text:p>1062.8</text:p>
          </table:table-cell>
          <table:table-cell office:value-type="float" office:value="61.186" calcext:value-type="float">
            <text:p>61.186</text:p>
          </table:table-cell>
          <table:table-cell office:value-type="float" office:value="70.73" calcext:value-type="float">
            <text:p>70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8-14 </text:p>
          </table:table-cell>
          <table:table-cell office:value-type="float" office:value="1124.9" calcext:value-type="float">
            <text:p>1124.9</text:p>
          </table:table-cell>
          <table:table-cell office:value-type="float" office:value="56.499" calcext:value-type="float">
            <text:p>56.499</text:p>
          </table:table-cell>
          <table:table-cell office:value-type="float" office:value="65.31" calcext:value-type="float">
            <text:p>65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9-02 </text:p>
          </table:table-cell>
          <table:table-cell office:value-type="float" office:value="994.9" calcext:value-type="float">
            <text:p>994.9</text:p>
          </table:table-cell>
          <table:table-cell office:value-type="float" office:value="54.999" calcext:value-type="float">
            <text:p>54.999</text:p>
          </table:table-cell>
          <table:table-cell office:value-type="float" office:value="63.58" calcext:value-type="float">
            <text:p>63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9-15 </text:p>
          </table:table-cell>
          <table:table-cell office:value-type="float" office:value="1005.2" calcext:value-type="float">
            <text:p>1005.2</text:p>
          </table:table-cell>
          <table:table-cell office:value-type="float" office:value="56.328" calcext:value-type="float">
            <text:p>56.328</text:p>
          </table:table-cell>
          <table:table-cell office:value-type="float" office:value="65.12" calcext:value-type="float">
            <text:p>6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9-29 </text:p>
          </table:table-cell>
          <table:table-cell office:value-type="float" office:value="898" calcext:value-type="float">
            <text:p>898</text:p>
          </table:table-cell>
          <table:table-cell office:value-type="float" office:value="49.754" calcext:value-type="float">
            <text:p>49.754</text:p>
          </table:table-cell>
          <table:table-cell office:value-type="float" office:value="57.52" calcext:value-type="float">
            <text:p>5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10 </text:p>
          </table:table-cell>
          <table:table-cell office:value-type="float" office:value="898.8" calcext:value-type="float">
            <text:p>898.8</text:p>
          </table:table-cell>
          <table:table-cell office:value-type="float" office:value="49.382" calcext:value-type="float">
            <text:p>49.382</text:p>
          </table:table-cell>
          <table:table-cell office:value-type="float" office:value="57.09" calcext:value-type="float">
            <text:p>57.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0-23 </text:p>
          </table:table-cell>
          <table:table-cell office:value-type="float" office:value="951.6" calcext:value-type="float">
            <text:p>951.6</text:p>
          </table:table-cell>
          <table:table-cell office:value-type="float" office:value="52.83" calcext:value-type="float">
            <text:p>52.83</text:p>
          </table:table-cell>
          <table:table-cell office:value-type="float" office:value="63.87" calcext:value-type="float">
            <text:p>63.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02 </text:p>
          </table:table-cell>
          <table:table-cell office:value-type="float" office:value="881.8" calcext:value-type="float">
            <text:p>881.8</text:p>
          </table:table-cell>
          <table:table-cell office:value-type="float" office:value="51.444" calcext:value-type="float">
            <text:p>51.444</text:p>
          </table:table-cell>
          <table:table-cell office:value-type="float" office:value="59.47" calcext:value-type="float">
            <text:p>59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1-28 </text:p>
          </table:table-cell>
          <table:table-cell office:value-type="float" office:value="906.7" calcext:value-type="float">
            <text:p>906.7</text:p>
          </table:table-cell>
          <table:table-cell office:value-type="float" office:value="51.55" calcext:value-type="float">
            <text:p>51.55</text:p>
          </table:table-cell>
          <table:table-cell office:value-type="float" office:value="65.93" calcext:value-type="float">
            <text:p>65.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05 </text:p>
          </table:table-cell>
          <table:table-cell office:value-type="float" office:value="843.4" calcext:value-type="float">
            <text:p>843.4</text:p>
          </table:table-cell>
          <table:table-cell office:value-type="float" office:value="51.78" calcext:value-type="float">
            <text:p>51.78</text:p>
          </table:table-cell>
          <table:table-cell office:value-type="float" office:value="63.59" calcext:value-type="float">
            <text:p>63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12-21 </text:p>
          </table:table-cell>
          <table:table-cell office:value-type="float" office:value="806.2" calcext:value-type="float">
            <text:p>806.2</text:p>
          </table:table-cell>
          <table:table-cell office:value-type="float" office:value="49.854" calcext:value-type="float">
            <text:p>49.854</text:p>
          </table:table-cell>
          <table:table-cell office:value-type="float" office:value="61.22" calcext:value-type="float">
            <text:p>61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04 </text:p>
          </table:table-cell>
          <table:table-cell office:value-type="float" office:value="927.5" calcext:value-type="float">
            <text:p>927.5</text:p>
          </table:table-cell>
          <table:table-cell office:value-type="float" office:value="54.582" calcext:value-type="float">
            <text:p>54.582</text:p>
          </table:table-cell>
          <table:table-cell office:value-type="float" office:value="67.03" calcext:value-type="float">
            <text:p>67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1-16 </text:p>
          </table:table-cell>
          <table:table-cell office:value-type="float" office:value="948.4" calcext:value-type="float">
            <text:p>948.4</text:p>
          </table:table-cell>
          <table:table-cell office:value-type="float" office:value="56.682" calcext:value-type="float">
            <text:p>56.682</text:p>
          </table:table-cell>
          <table:table-cell office:value-type="float" office:value="72.5" calcext:value-type="float">
            <text:p>7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2-04 </text:p>
          </table:table-cell>
          <table:table-cell office:value-type="float" office:value="871.6" calcext:value-type="float">
            <text:p>871.6</text:p>
          </table:table-cell>
          <table:table-cell office:value-type="float" office:value="51.61" calcext:value-type="float">
            <text:p>51.61</text:p>
          </table:table-cell>
          <table:table-cell office:value-type="float" office:value="63.38" calcext:value-type="float">
            <text:p>63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2-18 </text:p>
          </table:table-cell>
          <table:table-cell office:value-type="float" office:value="907.1" calcext:value-type="float">
            <text:p>907.1</text:p>
          </table:table-cell>
          <table:table-cell office:value-type="float" office:value="56.389" calcext:value-type="float">
            <text:p>56.389</text:p>
          </table:table-cell>
          <table:table-cell office:value-type="float" office:value="66.88" calcext:value-type="float">
            <text:p>66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2-28 </text:p>
          </table:table-cell>
          <table:table-cell office:value-type="float" office:value="890.7" calcext:value-type="float">
            <text:p>890.7</text:p>
          </table:table-cell>
          <table:table-cell office:value-type="float" office:value="53.874" calcext:value-type="float">
            <text:p>53.874</text:p>
          </table:table-cell>
          <table:table-cell office:value-type="float" office:value="63.89" calcext:value-type="float">
            <text:p>6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3-14 </text:p>
          </table:table-cell>
          <table:table-cell office:value-type="float" office:value="924.3" calcext:value-type="float">
            <text:p>924.3</text:p>
          </table:table-cell>
          <table:table-cell office:value-type="float" office:value="54.677" calcext:value-type="float">
            <text:p>54.677</text:p>
          </table:table-cell>
          <table:table-cell office:value-type="float" office:value="62.77" calcext:value-type="float">
            <text:p>62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7-19 </text:p>
          </table:table-cell>
          <table:table-cell office:value-type="float" office:value="645.4" calcext:value-type="float">
            <text:p>645.4</text:p>
          </table:table-cell>
          <table:table-cell office:value-type="float" office:value="56.984" calcext:value-type="float">
            <text:p>56.984</text:p>
          </table:table-cell>
          <table:table-cell office:value-type="float" office:value="61.43" calcext:value-type="float">
            <text:p>61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8-11 </text:p>
          </table:table-cell>
          <table:table-cell office:value-type="float" office:value="998.8" calcext:value-type="float">
            <text:p>998.8</text:p>
          </table:table-cell>
          <table:table-cell office:value-type="float" office:value="56.114" calcext:value-type="float">
            <text:p>56.114</text:p>
          </table:table-cell>
          <table:table-cell office:value-type="float" office:value="59.42" calcext:value-type="float">
            <text:p>59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8-25 </text:p>
          </table:table-cell>
          <table:table-cell office:value-type="float" office:value="892.5" calcext:value-type="float">
            <text:p>892.5</text:p>
          </table:table-cell>
          <table:table-cell office:value-type="float" office:value="53.006" calcext:value-type="float">
            <text:p>53.006</text:p>
          </table:table-cell>
          <table:table-cell office:value-type="float" office:value="56.13" calcext:value-type="float">
            <text:p>56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09-15 </text:p>
          </table:table-cell>
          <table:table-cell office:value-type="float" office:value="871.7" calcext:value-type="float">
            <text:p>871.7</text:p>
          </table:table-cell>
          <table:table-cell office:value-type="float" office:value="51.786" calcext:value-type="float">
            <text:p>51.786</text:p>
          </table:table-cell>
          <table:table-cell office:value-type="float" office:value="54.84" calcext:value-type="float">
            <text:p>54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03 </text:p>
          </table:table-cell>
          <table:table-cell office:value-type="float" office:value="892" calcext:value-type="float">
            <text:p>892</text:p>
          </table:table-cell>
          <table:table-cell office:value-type="float" office:value="55.842" calcext:value-type="float">
            <text:p>55.842</text:p>
          </table:table-cell>
          <table:table-cell office:value-type="float" office:value="55.73" calcext:value-type="float">
            <text:p>55.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0-25 </text:p>
          </table:table-cell>
          <table:table-cell office:value-type="float" office:value="776.7" calcext:value-type="float">
            <text:p>776.7</text:p>
          </table:table-cell>
          <table:table-cell office:value-type="float" office:value="46.833" calcext:value-type="float">
            <text:p>46.833</text:p>
          </table:table-cell>
          <table:table-cell office:value-type="float" office:value="46.74" calcext:value-type="float">
            <text:p>46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0-11-11 </text:p>
          </table:table-cell>
          <table:table-cell office:value-type="float" office:value="941.5" calcext:value-type="float">
            <text:p>941.5</text:p>
          </table:table-cell>
          <table:table-cell office:value-type="float" office:value="54.047" calcext:value-type="float">
            <text:p>54.047</text:p>
          </table:table-cell>
          <table:table-cell office:value-type="float" office:value="53.83" calcext:value-type="float">
            <text:p>53.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at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Passat</text:p>
          </table:table-cell>
          <table:table-cell office:value-type="float" office:value="2015" calcext:value-type="float">
            <text:p>20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e</text:p>
          </table:table-cell>
          <table:table-cell office:value-type="float" office:value="997.1" calcext:value-type="float">
            <text:p>997.1</text:p>
          </table:table-cell>
          <table:table-cell office:value-type="float" office:value="51.568" calcext:value-type="float">
            <text:p>51.568</text:p>
          </table:table-cell>
          <table:table-cell office:value-type="float" office:value="50.38" calcext:value-type="float">
            <text:p>50.38</text:p>
          </table:table-cell>
          <table:table-cell/>
          <table:table-cell office:value-type="string" calcext:value-type="string">
            <text:p>I don’t know what this value is.</text:p>
          </table:table-cell>
        </table:table-row>
      </table:table>
      <table:named-expressions/>
      <table:database-ranges>
        <table:database-range table:name="__Anonymous_Sheet_DB__0" table:target-range-address="'VW - Passat - 2015'.A1:'VW - Passat - 2015'.L151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9">0000-00-00</text:date>, <text:time style:data-style-name="N2" text:time-value="16:18:25.554994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29T16:21:26.731089271</dc:date>
    <meta:editing-duration>PT9M36S</meta:editing-duration>
    <meta:editing-cycles>5</meta:editing-cycles>
    <meta:generator>LibreOffice/6.4.7.2$Linux_X86_64 LibreOffice_project/40$Build-2</meta:generator>
    <meta:document-statistic meta:table-count="1" meta:cell-count="1530" meta:object-count="0"/>
  </office:meta>
</office:document-meta>
</file>